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Table1" style:family="table">
      <style:table-properties style:width="15.884cm" fo:margin-left="-0.191cm" fo:margin-right="0.228cm" fo:margin-top="0cm" fo:margin-bottom="0cm" table:align="margins" style:writing-mode="lr-tb"/>
    </style:style>
    <style:style style:name="Table1.A" style:family="table-column">
      <style:table-column-properties style:column-width="1.448cm" style:rel-column-width="821*"/>
    </style:style>
    <style:style style:name="Table1.B" style:family="table-column">
      <style:table-column-properties style:column-width="2.895cm" style:rel-column-width="1641*"/>
    </style:style>
    <style:style style:name="Table1.C" style:family="table-column">
      <style:table-column-properties style:column-width="1.379cm" style:rel-column-width="782*"/>
    </style:style>
    <style:style style:name="Table1.D" style:family="table-column">
      <style:table-column-properties style:column-width="2.651cm" style:rel-column-width="1503*"/>
    </style:style>
    <style:style style:name="Table1.E" style:family="table-column">
      <style:table-column-properties style:column-width="3.956cm" style:rel-column-width="2243*"/>
    </style:style>
    <style:style style:name="Table1.F" style:family="table-column">
      <style:table-column-properties style:column-width="3.554cm" style:rel-column-width="20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C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1.B2" style:family="table-cell">
      <style:table-cell-properties fo:background-color="#70ad47" fo:padding-left="0.191cm" fo:padding-right="0.191cm" fo:padding-top="0cm" fo:padding-bottom="0cm" fo:border="0.018cm solid #00000a">
        <style:background-image/>
      </style:table-cell-properties>
    </style:style>
    <style:style style:name="Table1.E2" style:family="table-cell" style:data-style-name="N11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1.F2" style:family="table-cell" style:data-style-name="N11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left="0.635cm" fo:margin-right="0cm" fo:text-indent="0cm" style:auto-text-indent="false"/>
    </style:style>
    <style:style style:name="P2" style:family="paragraph" style:parent-style-name="Standard">
      <style:paragraph-properties fo:margin-left="0.635cm" fo:margin-right="0cm" fo:text-indent="0cm" style:auto-text-indent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style:text-underline-style="none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List_20_Paragraph" style:list-style-name="WWNum1"/>
    <style:style style:name="P7" style:family="paragraph" style:parent-style-name="List_20_Paragraph">
      <style:text-properties style:text-underline-style="solid" style:text-underline-width="auto" style:text-underline-color="font-color"/>
    </style:style>
    <style:style style:name="P8" style:family="paragraph" style:parent-style-name="List_20_Paragraph">
      <style:text-properties style:text-underline-style="solid" style:text-underline-width="auto" style:text-underline-color="font-color" fo:font-weight="bold" style:font-weight-asian="bold"/>
    </style:style>
    <style:style style:name="P9" style:family="paragraph" style:parent-style-name="List_20_Paragraph">
      <style:paragraph-properties fo:margin-left="1.27cm" fo:margin-right="0cm" fo:text-indent="1.27cm" style:auto-text-indent="false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style:text-underline-style="none"/>
    </style: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Nets and Ops - Part 1</text:span></text:p>
      <text:list xml:id="list5659912377080786477" text:style-name="WWNum1">
        <text:list-item>
          <text:p text:style-name="P6">EAT = a + p S<text:tab/>a = base access time<text:tab/>p = page fault rate <text:tab/>s = service a page fault</text:p>
        </text:list-item>
      </text:list>
      <text:p text:style-name="P7"/>
      <text:p text:style-name="List_20_Paragraph">a = 150 nano = 150 X 10^-9 </text:p>
      <text:p text:style-name="List_20_Paragraph">p = 1.0 X 10^-5 = 0.00001</text:p>
      <text:p text:style-name="List_20_Paragraph">S = S_min=150 micro + 5milli</text:p>
      <text:p text:style-name="P9"/>
      <text:p text:style-name="List_20_Paragraph"><text:span text:style-name="T3">Conversion</text:span></text:p>
      <text:p text:style-name="List_20_Paragraph"/>
      <text:p text:style-name="List_20_Paragraph">a = 150 nano</text:p>
      <text:p text:style-name="List_20_Paragraph">p= 0.00001</text:p>
      <text:p text:style-name="List_20_Paragraph">S= Smin=150 micro + 5milli = 5 X 10^-3 = 5000 X 10^-6 = 150 + 5000 = 5150 X 10^-6 = 5150000 nano</text:p>
      <text:p text:style-name="List_20_Paragraph"/>
      <text:p text:style-name="List_20_Paragraph"><text:span text:style-name="T3">Calculation</text:span></text:p>
      <text:p text:style-name="List_20_Paragraph"/>
      <text:p text:style-name="List_20_Paragraph">p X S = 0.00001 X 5150000 = 51.5</text:p>
      <text:p text:style-name="List_20_Paragraph">a + p = 150 + 51.5 = 201.5</text:p>
      <text:p text:style-name="List_20_Paragraph"/>
      <text:p text:style-name="List_20_Paragraph"><text:span text:style-name="T3">Answer to 3 significant figures</text:span></text:p>
      <text:p text:style-name="P8"/>
      <text:p text:style-name="List_20_Paragraph">202</text:p>
      <text:p text:style-name="List_20_Paragraph"/>
      <text:list xml:id="list1622393785" text:continue-numbering="true" text:style-name="WWNum1">
        <text:list-item>
          <text:p text:style-name="P6">Degradation = 100 * (EAT - a)/a</text:p>
        </text:list-item>
      </text:list>
      <text:p text:style-name="List_20_Paragraph"/>
      <text:p text:style-name="List_20_Paragraph"><text:span text:style-name="T3">Calculation</text:span></text:p>
      <text:p text:style-name="List_20_Paragraph">EAT – a = 202 – 150 = 52 nano</text:p>
      <text:p text:style-name="List_20_Paragraph">100*(EAT - a) = 100* 52 = 5200</text:p>
      <text:p text:style-name="List_20_Paragraph">100 * (EAT - a)/a = 5200 / 150 = 34.7%</text:p>
      <text:p text:style-name="List_20_Paragraph"/>
      <text:p text:style-name="List_20_Paragraph"><text:span text:style-name="T3">Answer to 3 significant figures</text:span></text:p>
      <text:p text:style-name="List_20_Paragraph"/>
      <text:p text:style-name="List_20_Paragraph">34.7%</text:p>
      <text:list xml:id="list1700344671" text:continue-numbering="true" text:style-name="WWNum1">
        <text:list-item>
          <text:p text:style-name="P6"><text:soft-page-break/><text:s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Memory size</text:p>
          </table:table-cell>
          <table:table-cell table:style-name="Table1.A1" office:value-type="string">
            <text:p text:style-name="P4">Cost</text:p>
          </table:table-cell>
          <table:table-cell table:style-name="Table1.C1" office:value-type="string">
            <text:p text:style-name="P4">Cost w/ SSD</text:p>
          </table:table-cell>
          <table:table-cell table:style-name="Table1.C1" office:value-type="string">
            <text:p text:style-name="P4">Page-fault rate (p)</text:p>
          </table:table-cell>
          <table:table-cell table:style-name="Table1.C1" office:value-type="string">
            <text:p text:style-name="P4">Degradation w/ HDD</text:p>
          </table:table-cell>
          <table:table-cell table:style-name="Table1.A1" office:value-type="string">
            <text:p text:style-name="P4">Degradation w/ SSD</text:p>
          </table:table-cell>
        </table:table-row>
        <table:table-row table:style-name="Table1.1">
          <table:table-cell table:style-name="Table1.A1" office:value-type="string">
            <text:p text:style-name="P4">2x 0.5 GiB</text:p>
          </table:table-cell>
          <table:table-cell table:style-name="Table1.B2" office:value-type="string">
            <text:p text:style-name="P4">$0 (current state of machine)</text:p>
          </table:table-cell>
          <table:table-cell table:style-name="Table1.C1" office:value-type="string">
            <text:p text:style-name="P4">$34</text:p>
          </table:table-cell>
          <table:table-cell table:style-name="Table1.C1" office:value-type="string">
            <text:p text:style-name="P4">1.0E^-5</text:p>
          </table:table-cell>
          <table:table-cell table:style-name="Table1.E2" office:value-type="percentage" office:value="0.347">
            <text:p text:style-name="P4">34.70%</text:p>
          </table:table-cell>
          <table:table-cell table:style-name="Table1.F2" office:value-type="percentage" office:value="0.0933">
            <text:p text:style-name="P4">9.33%</text:p>
          </table:table-cell>
        </table:table-row>
        <table:table-row table:style-name="Table1.1">
          <table:table-cell table:style-name="Table1.A1" office:value-type="string">
            <text:p text:style-name="P4">2x 1 GiB</text:p>
          </table:table-cell>
          <table:table-cell table:style-name="Table1.A1" office:value-type="string">
            <text:p text:style-name="P4">$10</text:p>
          </table:table-cell>
          <table:table-cell table:style-name="Table1.C1" office:value-type="string">
            <text:p text:style-name="P4">$44</text:p>
          </table:table-cell>
          <table:table-cell table:style-name="Table1.C1" office:value-type="string">
            <text:p text:style-name="P4">0.5E^-5</text:p>
          </table:table-cell>
          <table:table-cell table:style-name="Table1.C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2x 2 GiB</text:p>
          </table:table-cell>
          <table:table-cell table:style-name="Table1.A1" office:value-type="string">
            <text:p text:style-name="P4">$20</text:p>
          </table:table-cell>
          <table:table-cell table:style-name="Table1.C1" office:value-type="string">
            <text:p text:style-name="P4">$54</text:p>
          </table:table-cell>
          <table:table-cell table:style-name="Table1.C1" office:value-type="string">
            <text:p text:style-name="P4">0.25E^-5</text:p>
          </table:table-cell>
          <table:table-cell table:style-name="Table1.C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2x 4 GiB</text:p>
          </table:table-cell>
          <table:table-cell table:style-name="Table1.A1" office:value-type="string">
            <text:p text:style-name="P4">$40</text:p>
          </table:table-cell>
          <table:table-cell table:style-name="Table1.C1" office:value-type="string">
            <text:p text:style-name="P4">$74</text:p>
          </table:table-cell>
          <table:table-cell table:style-name="Table1.C1" office:value-type="string">
            <text:p text:style-name="P4">0.125E^-5</text:p>
          </table:table-cell>
          <table:table-cell table:style-name="Table1.C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2x 8 GiB</text:p>
          </table:table-cell>
          <table:table-cell table:style-name="Table1.A1" office:value-type="string">
            <text:p text:style-name="P4">$80</text:p>
          </table:table-cell>
          <table:table-cell table:style-name="Table1.C1" office:value-type="string">
            <text:p text:style-name="P4">$114</text:p>
          </table:table-cell>
          <table:table-cell table:style-name="Table1.C1" office:value-type="string">
            <text:p text:style-name="P4">0.0625E^-5</text:p>
          </table:table-cell>
          <table:table-cell table:style-name="Table1.C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2x 16 GiB</text:p>
          </table:table-cell>
          <table:table-cell table:style-name="Table1.A1" office:value-type="string">
            <text:p text:style-name="P4">$160</text:p>
          </table:table-cell>
          <table:table-cell table:style-name="Table1.C1" office:value-type="string">
            <text:p text:style-name="P4">$194</text:p>
          </table:table-cell>
          <table:table-cell table:style-name="Table1.C1" office:value-type="string">
            <text:p text:style-name="P4">0.03125E^-5</text:p>
          </table:table-cell>
          <table:table-cell table:style-name="Table1.C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">S = S_min + K<text:bookmark text:name="_GoBack"/> / D</text:p>
      <text:p text:style-name="P1">a = 150 nanoseconds<text:line-break/>S_min = 150,000 nanoseconds<text:line-break/>k = 500,000,000</text:p>
      <text:p text:style-name="P2">Standard Configuration:</text:p>
      <text:p text:style-name="P1"><text:span text:style-name="T4">D = 100MiB<text:line-break/></text:span>S = 5,150,000 nanoseconds<text:line-break/><text:line-break/>5,150,000 – S_min = 5,150,000 – 150,000 nanoseconds = 5,000,000 nanoseconds</text:p>
      <text:p text:style-name="P1">5,000,000 = k/ D = 5,000,000 <text:s/>= k / 100MiB/s (D is known because the default configuration of the machine includes a HDD rather than SSD)</text:p>
      <text:p text:style-name="P1">k = 5,000,000 x D = 5000,000 x 100 = 500,000,000</text:p>
      <text:p text:style-name="P1">k = 500,000,000<text:line-break/><text:line-break/>S_min = 150,000 nanoseconds<text:line-break/>k = 500,000,000<text:line-break/>D = Hard Drive = 100 MiB</text:p>
      <text:p text:style-name="P2">1GB Ram + SSD</text:p>
      <text:p text:style-name="P3">D = 400MiB/s</text:p>
      <text:p text:style-name="P3">S=150,000 + 500,000,000 / 400 = 1,400,000</text:p>
      <text:p text:style-name="P3">EAT = 150 + (0.00001 x 1,400,000) = 164</text:p>
      <text:p text:style-name="P3">Degradation = 100 x (164 – 150) / 150 = 9.3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as Archbold Jones</meta:initial-creator>
    <dc:creator>Lucas Jones</dc:creator>
    <meta:editing-cycles>9</meta:editing-cycles>
    <meta:creation-date>2016-03-01T15:12:00</meta:creation-date>
    <dc:date>2016-03-10T16:21:39</dc:date>
    <meta:editing-duration>PT4M11S</meta:editing-duration>
    <meta:generator>OpenOffice/4.1.2$Unix OpenOffice.org_project/412m3$Build-9782</meta:generator>
    <meta:document-statistic meta:table-count="1" meta:image-count="0" meta:object-count="0" meta:page-count="2" meta:paragraph-count="66" meta:word-count="334" meta:character-count="148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